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d314e5" officeooo:paragraph-rsid="001559c9" fo:background-color="transparent"/>
    </style:style>
    <style:style style:name="P2" style:family="paragraph" style:parent-style-name="Standard">
      <style:text-properties officeooo:rsid="00e07d58" officeooo:paragraph-rsid="001559c9" fo:background-color="transparent"/>
    </style:style>
    <style:style style:name="P3" style:family="paragraph" style:parent-style-name="Standard">
      <style:text-properties officeooo:rsid="00f1f182" officeooo:paragraph-rsid="001559c9" fo:background-color="transparent"/>
    </style:style>
    <style:style style:name="P4" style:family="paragraph" style:parent-style-name="Standard">
      <style:text-properties officeooo:rsid="00f74593" officeooo:paragraph-rsid="001559c9" fo:background-color="transparent"/>
    </style:style>
    <style:style style:name="P5" style:family="paragraph" style:parent-style-name="Standard">
      <style:paragraph-properties>
        <style:tab-stops>
          <style:tab-stop style:position="2.0835in"/>
        </style:tab-stops>
      </style:paragraph-properties>
      <style:text-properties officeooo:rsid="00c43482" officeooo:paragraph-rsid="001559c9"/>
    </style:style>
    <style:style style:name="P6" style:family="paragraph" style:parent-style-name="Standard">
      <style:paragraph-properties>
        <style:tab-stops>
          <style:tab-stop style:position="2.0835in"/>
        </style:tab-stops>
      </style:paragraph-properties>
      <style:text-properties officeooo:rsid="00c6e184" officeooo:paragraph-rsid="001559c9"/>
    </style:style>
    <style:style style:name="P7" style:family="paragraph" style:parent-style-name="Standard">
      <style:paragraph-properties>
        <style:tab-stops>
          <style:tab-stop style:position="2.0835in"/>
        </style:tab-stops>
      </style:paragraph-properties>
      <style:text-properties officeooo:paragraph-rsid="001559c9"/>
    </style:style>
    <style:style style:name="P8" style:family="paragraph" style:parent-style-name="Standard">
      <style:paragraph-properties>
        <style:tab-stops>
          <style:tab-stop style:position="2.0835in"/>
        </style:tab-stops>
      </style:paragraph-properties>
      <style:text-properties officeooo:rsid="00c8de00" officeooo:paragraph-rsid="001559c9"/>
    </style:style>
    <style:style style:name="P9" style:family="paragraph" style:parent-style-name="Standard">
      <style:paragraph-properties>
        <style:tab-stops>
          <style:tab-stop style:position="2.0835in"/>
        </style:tab-stops>
      </style:paragraph-properties>
      <style:text-properties officeooo:rsid="00cab771" officeooo:paragraph-rsid="001559c9"/>
    </style:style>
    <style:style style:name="P10" style:family="paragraph" style:parent-style-name="Standard">
      <style:paragraph-properties>
        <style:tab-stops>
          <style:tab-stop style:position="2.0835in"/>
        </style:tab-stops>
      </style:paragraph-properties>
      <style:text-properties officeooo:rsid="00cc86b3" officeooo:paragraph-rsid="001559c9"/>
    </style:style>
    <style:style style:name="P11" style:family="paragraph" style:parent-style-name="Standard">
      <style:text-properties officeooo:rsid="00f3080d" officeooo:paragraph-rsid="001559c9"/>
    </style:style>
    <style:style style:name="P12" style:family="paragraph" style:parent-style-name="Standard">
      <style:text-properties officeooo:paragraph-rsid="001559c9"/>
    </style:style>
    <style:style style:name="P13" style:family="paragraph" style:parent-style-name="Standard">
      <style:text-properties officeooo:rsid="007cdd76" officeooo:paragraph-rsid="007cdd76" fo:background-color="#ffff00"/>
    </style:style>
    <style:style style:name="P14" style:family="paragraph" style:parent-style-name="Standard">
      <style:text-properties officeooo:rsid="00d314e5" officeooo:paragraph-rsid="001559c9"/>
    </style:style>
    <style:style style:name="P15" style:family="paragraph" style:parent-style-name="Standard" style:list-style-name="L1">
      <style:paragraph-properties>
        <style:tab-stops>
          <style:tab-stop style:position="2.0835in"/>
        </style:tab-stops>
      </style:paragraph-properties>
      <style:text-properties officeooo:rsid="00c6e184" officeooo:paragraph-rsid="001559c9"/>
    </style:style>
    <style:style style:name="P16" style:family="paragraph" style:parent-style-name="Standard" style:list-style-name="L1">
      <style:paragraph-properties>
        <style:tab-stops>
          <style:tab-stop style:position="2.0835in"/>
        </style:tab-stops>
      </style:paragraph-properties>
      <style:text-properties officeooo:paragraph-rsid="001559c9"/>
    </style:style>
    <style:style style:name="P17" style:family="paragraph" style:parent-style-name="Standard" style:list-style-name="L2">
      <style:paragraph-properties>
        <style:tab-stops>
          <style:tab-stop style:position="2.0835in"/>
        </style:tab-stops>
      </style:paragraph-properties>
      <style:text-properties officeooo:paragraph-rsid="001559c9"/>
    </style:style>
    <style:style style:name="P18" style:family="paragraph" style:parent-style-name="Standard" style:list-style-name="L3">
      <style:text-properties officeooo:paragraph-rsid="00b8d3b6"/>
    </style:style>
    <style:style style:name="P19" style:family="paragraph" style:parent-style-name="Standard" style:list-style-name="L3">
      <style:text-properties officeooo:paragraph-rsid="00bf2ba3"/>
    </style:style>
    <style:style style:name="P20" style:family="paragraph" style:parent-style-name="Standard" style:list-style-name="L3">
      <style:text-properties officeooo:rsid="00b8d3b6" officeooo:paragraph-rsid="00b8d3b6"/>
    </style:style>
    <style:style style:name="P21" style:family="paragraph" style:parent-style-name="Standard" style:list-style-name="L4">
      <style:text-properties officeooo:paragraph-rsid="001559c9"/>
    </style:style>
    <style:style style:name="P22" style:family="paragraph" style:parent-style-name="Standard" style:list-style-name="L4">
      <style:text-properties officeooo:paragraph-rsid="0023a440"/>
    </style:style>
    <style:style style:name="P23" style:family="paragraph" style:parent-style-name="Standard" style:list-style-name="L4">
      <style:text-properties officeooo:rsid="0023a440" officeooo:paragraph-rsid="0025d944" fo:background-color="transparent"/>
    </style:style>
    <style:style style:name="P24" style:family="paragraph" style:parent-style-name="Standard" style:list-style-name="L4">
      <style:text-properties officeooo:rsid="00e07d58" officeooo:paragraph-rsid="001559c9" fo:background-color="transparent"/>
    </style:style>
    <style:style style:name="P25" style:family="paragraph" style:parent-style-name="Standard" style:list-style-name="L4">
      <style:text-properties officeooo:rsid="00264d7c" officeooo:paragraph-rsid="003177fc" fo:background-color="transparent"/>
    </style:style>
    <style:style style:name="T1" style:family="text">
      <style:text-properties officeooo:rsid="00c50d95"/>
    </style:style>
    <style:style style:name="T2" style:family="text">
      <style:text-properties officeooo:rsid="00c6e18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e0e3f" style:font-weight-asian="bold" style:font-weight-complex="bold"/>
    </style:style>
    <style:style style:name="T5" style:family="text">
      <style:text-properties fo:font-weight="bold" officeooo:rsid="00cebb40" style:font-weight-asian="bold" style:font-weight-complex="bold"/>
    </style:style>
    <style:style style:name="T6" style:family="text">
      <style:text-properties fo:font-weight="bold" officeooo:rsid="00cab771" style:font-weight-asian="bold" style:font-weight-complex="bold"/>
    </style:style>
    <style:style style:name="T7" style:family="text">
      <style:text-properties fo:font-weight="bold" officeooo:rsid="00d99438" style:font-weight-asian="bold" style:font-weight-complex="bold"/>
    </style:style>
    <style:style style:name="T8" style:family="text">
      <style:text-properties fo:font-weight="bold" officeooo:rsid="00c50d95" style:font-weight-asian="bold" style:font-weight-complex="bold"/>
    </style:style>
    <style:style style:name="T9" style:family="text">
      <style:text-properties fo:font-weight="bold" officeooo:rsid="00b8d3b6" style:font-weight-asian="bold" style:font-weight-complex="bold"/>
    </style:style>
    <style:style style:name="T10" style:family="text">
      <style:text-properties fo:font-weight="bold" officeooo:rsid="00ceb068" fo:background-color="#dee6ef" loext:char-shading-value="0" style:font-weight-asian="bold" style:font-weight-complex="bold"/>
    </style:style>
    <style:style style:name="T11" style:family="text">
      <style:text-properties fo:font-weight="bold" officeooo:rsid="00e07d58" fo:background-color="transparent" loext:char-shading-value="0" style:font-weight-asian="bold" style:font-weight-complex="bold"/>
    </style:style>
    <style:style style:name="T12" style:family="text">
      <style:text-properties fo:font-weight="bold" officeooo:rsid="00eb83ee" fo:background-color="transparent" loext:char-shading-value="0" style:font-weight-asian="bold" style:font-weight-complex="bold"/>
    </style:style>
    <style:style style:name="T13" style:family="text">
      <style:text-properties fo:font-weight="bold" officeooo:rsid="00b173f7" fo:background-color="transparent" loext:char-shading-value="0" style:font-weight-asian="bold" style:font-weight-complex="bold"/>
    </style:style>
    <style:style style:name="T14" style:family="text">
      <style:text-properties fo:font-weight="bold" officeooo:rsid="00c6e184" fo:background-color="#ffff00" loext:char-shading-value="0" style:font-weight-asian="bold" style:font-weight-complex="bold"/>
    </style:style>
    <style:style style:name="T15" style:family="text">
      <style:text-properties fo:font-weight="bold" officeooo:rsid="00c03098" fo:background-color="#ffd7d7" loext:char-shading-value="0" style:font-weight-asian="bold" style:font-weight-complex="bold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cf4ec5" fo:background-color="#ffff00" loext:char-shading-value="0"/>
    </style:style>
    <style:style style:name="T18" style:family="text">
      <style:text-properties officeooo:rsid="00cebb40" fo:background-color="#ffff00" loext:char-shading-value="0"/>
    </style:style>
    <style:style style:name="T19" style:family="text">
      <style:text-properties officeooo:rsid="00c65ee8" fo:background-color="#ffff00" loext:char-shading-value="0"/>
    </style:style>
    <style:style style:name="T20" style:family="text">
      <style:text-properties officeooo:rsid="00c6e184" fo:background-color="#ffff00" loext:char-shading-value="0"/>
    </style:style>
    <style:style style:name="T21" style:family="text">
      <style:text-properties officeooo:rsid="00e640fc" fo:background-color="#ffff00" loext:char-shading-value="0"/>
    </style:style>
    <style:style style:name="T22" style:family="text">
      <style:text-properties officeooo:rsid="00cebb40"/>
    </style:style>
    <style:style style:name="T23" style:family="text">
      <style:text-properties officeooo:rsid="00cf4ec5"/>
    </style:style>
    <style:style style:name="T24" style:family="text">
      <style:text-properties officeooo:rsid="00cab771" fo:background-color="#dee6ef" loext:char-shading-value="0"/>
    </style:style>
    <style:style style:name="T25" style:family="text">
      <style:text-properties officeooo:rsid="00ceb068" fo:background-color="#dee6ef" loext:char-shading-value="0"/>
    </style:style>
    <style:style style:name="T26" style:family="text">
      <style:text-properties officeooo:rsid="00e07d58" fo:background-color="#dee6ef" loext:char-shading-value="0"/>
    </style:style>
    <style:style style:name="T27" style:family="text">
      <style:text-properties officeooo:rsid="00e16292" fo:background-color="#dee6ef" loext:char-shading-value="0"/>
    </style:style>
    <style:style style:name="T28" style:family="text">
      <style:text-properties officeooo:rsid="001f4e6e" fo:background-color="#dee6ef" loext:char-shading-value="0"/>
    </style:style>
    <style:style style:name="T29" style:family="text">
      <style:text-properties officeooo:rsid="00c03098" fo:background-color="#dee6ef" loext:char-shading-value="0"/>
    </style:style>
    <style:style style:name="T30" style:family="text">
      <style:text-properties officeooo:rsid="00cab771"/>
    </style:style>
    <style:style style:name="T31" style:family="text">
      <style:text-properties officeooo:rsid="00cc86b3"/>
    </style:style>
    <style:style style:name="T32" style:family="text">
      <style:text-properties officeooo:rsid="00d62b29"/>
    </style:style>
    <style:style style:name="T33" style:family="text">
      <style:text-properties officeooo:rsid="00dc0ea5"/>
    </style:style>
    <style:style style:name="T34" style:family="text">
      <style:text-properties officeooo:rsid="00d99438"/>
    </style:style>
    <style:style style:name="T35" style:family="text">
      <style:text-properties officeooo:rsid="00d9fa0a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e07d58" fo:background-color="transparent" loext:char-shading-value="0"/>
    </style:style>
    <style:style style:name="T38" style:family="text">
      <style:text-properties officeooo:rsid="00eb83ee" fo:background-color="transparent" loext:char-shading-value="0"/>
    </style:style>
    <style:style style:name="T39" style:family="text">
      <style:text-properties officeooo:rsid="00ecbac1" fo:background-color="transparent" loext:char-shading-value="0"/>
    </style:style>
    <style:style style:name="T40" style:family="text">
      <style:text-properties officeooo:rsid="00f4f9cd" fo:background-color="transparent" loext:char-shading-value="0"/>
    </style:style>
    <style:style style:name="T41" style:family="text">
      <style:text-properties officeooo:rsid="00f48744" fo:background-color="transparent" loext:char-shading-value="0"/>
    </style:style>
    <style:style style:name="T42" style:family="text">
      <style:text-properties officeooo:rsid="00ece573" fo:background-color="transparent" loext:char-shading-value="0"/>
    </style:style>
    <style:style style:name="T43" style:family="text">
      <style:text-properties officeooo:rsid="00f0236d" fo:background-color="transparent" loext:char-shading-value="0"/>
    </style:style>
    <style:style style:name="T44" style:family="text">
      <style:text-properties officeooo:rsid="00f38ad1" fo:background-color="transparent" loext:char-shading-value="0"/>
    </style:style>
    <style:style style:name="T45" style:family="text">
      <style:text-properties officeooo:rsid="00f5867f" fo:background-color="transparent" loext:char-shading-value="0"/>
    </style:style>
    <style:style style:name="T46" style:family="text">
      <style:text-properties officeooo:rsid="00658667" fo:background-color="transparent" loext:char-shading-value="0"/>
    </style:style>
    <style:style style:name="T47" style:family="text">
      <style:text-properties officeooo:rsid="00e83bae" fo:background-color="transparent" loext:char-shading-value="0"/>
    </style:style>
    <style:style style:name="T48" style:family="text">
      <style:text-properties officeooo:rsid="00e83ced" fo:background-color="transparent" loext:char-shading-value="0"/>
    </style:style>
    <style:style style:name="T49" style:family="text">
      <style:text-properties officeooo:rsid="00e8f317" fo:background-color="transparent" loext:char-shading-value="0"/>
    </style:style>
    <style:style style:name="T50" style:family="text">
      <style:text-properties officeooo:rsid="00b2db47" fo:background-color="transparent" loext:char-shading-value="0"/>
    </style:style>
    <style:style style:name="T51" style:family="text">
      <style:text-properties officeooo:rsid="00b4bc97" fo:background-color="transparent" loext:char-shading-value="0"/>
    </style:style>
    <style:style style:name="T52" style:family="text">
      <style:text-properties officeooo:rsid="00c6ea0a" fo:background-color="transparent" loext:char-shading-value="0"/>
    </style:style>
    <style:style style:name="T53" style:family="text">
      <style:text-properties officeooo:rsid="00ea73a2"/>
    </style:style>
    <style:style style:name="T54" style:family="text">
      <style:text-properties officeooo:rsid="00f5def9"/>
    </style:style>
    <style:style style:name="T55" style:family="text">
      <style:text-properties officeooo:rsid="00c65ee8"/>
    </style:style>
    <style:style style:name="T56" style:family="text">
      <style:text-properties officeooo:rsid="0024a8bb"/>
    </style:style>
    <style:style style:name="T57" style:family="text">
      <style:text-properties officeooo:rsid="00294a99"/>
    </style:style>
    <style:style style:name="T58" style:family="text">
      <style:text-properties officeooo:rsid="00296c68"/>
    </style:style>
    <style:style style:name="T59" style:family="text">
      <style:text-properties officeooo:rsid="002de76b"/>
    </style:style>
    <style:style style:name="T60" style:family="text">
      <style:text-properties officeooo:rsid="003177fc"/>
    </style:style>
    <style:style style:name="T61" style:family="text">
      <style:text-properties officeooo:rsid="00480be3"/>
    </style:style>
    <style:style style:name="T62" style:family="text">
      <style:text-properties officeooo:rsid="0052bf5e"/>
    </style:style>
    <style:style style:name="T63" style:family="text">
      <style:text-properties officeooo:rsid="005fcf1c"/>
    </style:style>
    <style:style style:name="T64" style:family="text">
      <style:text-properties officeooo:rsid="006dc8fd"/>
    </style:style>
    <style:style style:name="T65" style:family="text">
      <style:text-properties officeooo:rsid="0084a68c"/>
    </style:style>
    <style:style style:name="T66" style:family="text">
      <style:text-properties officeooo:rsid="009c2c77"/>
    </style:style>
    <style:style style:name="T67" style:family="text">
      <style:text-properties officeooo:rsid="00b6d573"/>
    </style:style>
    <style:style style:name="T68" style:family="text">
      <style:text-properties officeooo:rsid="00b8d3b6"/>
    </style:style>
    <style:style style:name="T69" style:family="text">
      <style:text-properties officeooo:rsid="00bf2ba3"/>
    </style:style>
    <style:style style:name="T70" style:family="text">
      <style:text-properties fo:color="#000000" fo:background-color="transparent" loext:char-shading-value="0"/>
    </style:style>
    <style:style style:name="T71" style:family="text">
      <style:text-properties officeooo:rsid="00c03098" fo:background-color="#ffd7d7" loext:char-shading-value="0"/>
    </style:style>
    <style:style style:name="T72" style:family="text">
      <style:text-properties fo:background-color="#e0c2cd" loext:char-shading-value="0"/>
    </style:style>
    <style:style style:name="T73" style:family="text">
      <style:text-properties officeooo:rsid="00b9e013" fo:background-color="#e0c2c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 <text:span text:style-name="T3">astrazione</text:span> <text:span text:style-name="T3">procedurale</text:span> si intende <text:span text:style-name="T1">il modo di </text:span><text:span text:style-name="T8">organizzare</text:span><text:span text:style-name="T1"> il codice suddividendolo in procedure </text:span><text:span text:style-name="T55">le quali </text:span><text:span text:style-name="T19">mettono in evidenza</text:span><text:span text:style-name="T55"> </text:span><text:span text:style-name="T2">o ci</text:span><text:span text:style-name="T20"> consentono di </text:span><text:span text:style-name="T14">esercitare</text:span><text:span text:style-name="T2"> l’astrazione dal punto di vista:</text:span></text:p>
      <text:list xml:id="list2098145888" text:style-name="L1">
        <text:list-item>
          <text:p text:style-name="P15"><text:span text:style-name="T3">Parametrico</text:span>, ovvero astrarre rispetto al dato</text:p>
        </text:list-item>
        <text:list-item>
          <text:p text:style-name="P16"><text:span text:style-name="T4">Specificazione</text:span><text:span text:style-name="T2">, ovvero astrarre rispetto all’implementazione</text:span></text:p>
        </text:list-item>
      </text:list>
      <text:p text:style-name="P6"/>
      <text:p text:style-name="P8">Una procedura è una porzione di codice che prende una serie di input e produce una serie di output.</text:p>
      <text:p text:style-name="P8">Talevolta essa può anche prendere degli input presi dall’ambiente di esecuzione come per esempio l’accesso al disco o da standard input.</text:p>
      <text:p text:style-name="P7"><text:span text:style-name="T17">I benefici</text:span><text:span text:style-name="T18"> dell’astrazione procedurale</text:span><text:span text:style-name="T22"> sono:</text:span></text:p>
      <text:list xml:id="list1147192868" text:style-name="L2">
        <text:list-item>
          <text:p text:style-name="P17"><text:span text:style-name="T22">la possibilità di poter </text:span><text:span text:style-name="T5">modifcare</text:span><text:span text:style-name="T22"> il nostro codice per espanderlo, mantenerlo e ottimizzarlo più facilmente</text:span></text:p>
        </text:list-item>
        <text:list-item>
          <text:p text:style-name="P17"><text:span text:style-name="T22">la possibilità che il nostro codice sia </text:span><text:span text:style-name="T5">comprensibile</text:span><text:span text:style-name="T22"> </text:span><text:span text:style-name="T62">ovvero </text:span><text:span text:style-name="T23">in modo che una procedura sia comprensibile indipendentemente dalle altre procedure. Ciò facilita la modularizzazione del codice</text:span></text:p>
        </text:list-item>
      </text:list>
      <text:p text:style-name="P8"/>
      <text:p text:style-name="P8"/>
      <text:p text:style-name="P7"><text:span text:style-name="T24">I benefici dell’astrazione </text:span><text:span text:style-name="T25">dal punto di vista della </text:span><text:span text:style-name="T10">specificazione</text:span><text:span text:style-name="T30"> sono la </text:span><text:span text:style-name="T6">località</text:span><text:span text:style-name="T30"> e la </text:span><text:span text:style-name="T6">modificabilità</text:span><text:span text:style-name="T30">.</text:span></text:p>
      <text:p text:style-name="P9">Per località intendiamo il poter leggere e scrivere <text:span text:style-name="T31">L’IMPLEMENTAZIONE di </text:span>un’astrazione</text:p>
      <text:p text:style-name="P10">indipendentemente da come vengono lette o scritte le IMPLEMENTAZIONI delle altre astrazioni.</text:p>
      <text:p text:style-name="P10">Per Modificabilità intendiamo il poter modifcare L’IMPLEMENTAZIONE di un’astrazione senza dover modif<text:span text:style-name="T63">i</text:span>care l’astrazione in sè.</text:p>
      <text:p text:style-name="P10"/>
      <text:p text:style-name="P14">Una specificazione può essere intesa dal <text:span text:style-name="T3">punto</text:span> <text:span text:style-name="T3">di</text:span> <text:span text:style-name="T3">vista</text:span> <text:span text:style-name="T3">sintattico</text:span> <text:span text:style-name="T32">se consente al compilatore di effettuare I controlli di tipo, </text:span><text:span text:style-name="T33">rappresentando quindi l’astrazione rispetto al dato</text:span><text:span text:style-name="T32">, </text:span><text:span text:style-name="T34">mentre può essere intesa dal </text:span><text:span text:style-name="T7">punto</text:span><text:span text:style-name="T34"> </text:span><text:span text:style-name="T7">di</text:span><text:span text:style-name="T34"> </text:span><text:span text:style-name="T7">vista</text:span><text:span text:style-name="T34"> </text:span><text:span text:style-name="T7">semantico</text:span><text:span text:style-name="T34"> se </text:span><text:span text:style-name="T35">il linguaggio utilizzato (che può essere formale o informale) permette di descrivere le finalità che si intend</text:span><text:span text:style-name="T65">ono</text:span><text:span text:style-name="T35"> ottenere. </text:span><text:span text:style-name="T67">Per questo utilizziamo le clausole requires, modifies ed effects.</text:span></text:p>
      <text:list xml:id="list3922981771" text:style-name="L3">
        <text:list-item>
          <text:p text:style-name="P18"><text:span text:style-name="T9">Requires</text:span><text:span text:style-name="T68">: </text:span><text:span text:style-name="T72">Indica </text:span><text:span text:style-name="T73">quali</text:span><text:span text:style-name="T72"> sono le aspettative che la funzione ha rispetto all'input e al ambiente.</text:span></text:p>
          <text:p text:style-name="P19"><text:span text:style-name="T69">Es: </text:span><text:span text:style-name="T70">"Questa funzione fa la radice quadrata del numero dato in input. La funzione richiede che l'input sia positivo"</text:span></text:p>
        </text:list-item>
        <text:list-item>
          <text:p text:style-name="P20"><text:span text:style-name="T3">Modifies</text:span>: <text:span text:style-name="T71">Definisce gli </text:span><text:span text:style-name="T15">effetti</text:span><text:span text:style-name="T71"> sull’input o su altre variabili </text:span><text:span text:style-name="T15">esterne</text:span><text:span text:style-name="T71"> dopo che la funzione è terminata</text:span></text:p>
        </text:list-item>
        <text:list-item>
          <text:p text:style-name="P20"><text:span text:style-name="T3">Effects</text:span>: <text:span text:style-name="T29">Definisce il comportamento che la funzione ha in uscita</text:span></text:p>
        </text:list-item>
      </text:list>
      <text:p text:style-name="P1"/>
      <text:p text:style-name="P2">Le <text:span text:style-name="T3">proprietà</text:span> più importanti di una <text:span text:style-name="T3">specificazione</text:span> sono:</text:p>
      <text:list xml:id="list2281821176" text:style-name="L4">
        <text:list-item>
          <text:p text:style-name="P21"><text:span text:style-name="T3">Minimalità</text:span>:<text:span text:style-name="T16"> ovvero una specifica è più minimalista rispetto ad un’altra </text:span><text:span text:style-name="T21">se contiene meno <text:s/>vincoli sul comportamento consentito.</text:span></text:p>
          <text:p text:style-name="P22">ES : <text:span text:style-name="T57">Se cerco un elemento in un insieme, </text:span><text:span text:style-name="T58">e questo è presente più volte nell’insieme non è necessario restituire il primo indice in cui si trova. </text:span><text:span text:style-name="T59">Lo sforzo può essere maggiore.</text:span></text:p>
        </text:list-item>
        <text:list-item>
          <text:p text:style-name="P21"><text:span text:style-name="T11">Generalità</text:span><text:span text:style-name="T37">: </text:span><text:span text:style-name="T26">ovvero se permette di poter utilizzare la procedura su un più ampio insieme di input </text:span><text:span text:style-name="T27">manten</text:span><text:span text:style-name="T28">en</text:span><text:span text:style-name="T27">do lo stesso comportamento.</text:span></text:p>
          <text:p text:style-name="P23">ES : <text:span text:style-name="T56">Se devo fare la ricerca di un elemento in un vettore, non è necessario che sia ordinato.</text:span></text:p>
        </text:list-item>
        <text:list-item>
          <text:p text:style-name="P21"><text:span text:style-name="T13">sottospecificazione</text:span><text:span text:style-name="T37"> </text:span><text:span text:style-name="T47">ovvero </text:span><text:span text:style-name="T48">se</text:span><text:span text:style-name="T47"> una procedura </text:span><text:span text:style-name="T49">permette</text:span><text:span text:style-name="T47"> per un certo input più di un</text:span><text:span text:style-name="T52">a</text:span><text:span text:style-name="T47"> possibile </text:span><text:span text:style-name="T52">soluzione</text:span><text:span text:style-name="T47">. </text:span><text:span text:style-name="T50">ES: effettuiamo un sort su un array ci </text:span><text:span text:style-name="T51">si può riferire a qualunque sort</text:span></text:p>
        </text:list-item>
        <text:list-item>
          <text:p text:style-name="P24"><text:span text:style-name="T3">implementazione</text:span> <text:span text:style-name="T3">deterministica</text:span>: <text:span text:style-name="T53">ovvero se per lo stesso input riproduce sempre lo stesso risultato.</text:span></text:p>
          <text:p text:style-name="P25">ES: <text:span text:style-name="T57">Se cerco un elemento in un insieme, </text:span><text:span text:style-name="T58">e questo è presente più volte nell’insieme non è necessario restituire il primo indice in cui si trova </text:span><text:span text:style-name="T60">basta che sia sempre lo stesso.</text:span></text:p>
        </text:list-item>
      </text:list>
      <text:p text:style-name="P2"/>
      <text:p text:style-name="P12"><text:span text:style-name="T38">Una </text:span><text:span text:style-name="T12">procedura</text:span><text:span text:style-name="T38"> è </text:span><text:span text:style-name="T12">parziale</text:span><text:span text:style-name="T38"> quando </text:span><text:span text:style-name="T39">il suo comportamento è descritto solamente per un certo insieme di input, </text:span><text:span text:style-name="T40">il quale è </text:span><text:span text:style-name="T41">descritto da un clausola che definisce il dominio sul quale tale procedura può </text:span><text:soft-page-break/><text:span text:style-name="T41">essere invocata per ottenere un valore specificato</text:span><text:span text:style-name="T39">, </text:span><text:span text:style-name="T42">altrimenti si dice totale quando per </text:span><text:span text:style-name="T43">tutti I possibili</text:span><text:span text:style-name="T42"> input ne descrive il comportamento.</text:span></text:p>
      <text:p text:style-name="P11"><text:span text:style-name="T42">S</text:span><text:span text:style-name="T36">olitamente è meglio utilizzare procedura total</text:span><text:span text:style-name="T46">e</text:span><text:span text:style-name="T36"> in quanto </text:span><text:span text:style-name="T44">risultano essere più sicure dal momento che </text:span><text:span text:style-name="T45">nelle procedura parziali passando un valore che non sta nel dominio, definito dalla clausola, abbiamo un comportamento ignoto.</text:span></text:p>
      <text:p text:style-name="P12"><text:span text:style-name="T3">Utilizziamo</text:span> le <text:span text:style-name="T3">procedure</text:span> <text:span text:style-name="T3">parziali</text:span> quando <text:span text:style-name="T54">le performance risultano essere migliori rispetto all’utilizzo di una procedura totale. Ad esempio se dobbiamo fare la ricerca dicotomica </text:span><text:span text:style-name="T64">in</text:span><text:span text:style-name="T54"> un insieme di interi è meglio utilizzare una funzione parziale che richieda che l’insieme preso in input sia ordinato.</text:span></text:p>
      <text:p text:style-name="P3"/>
      <text:p text:style-name="P12">Per trasformare una proce<text:span text:style-name="T61">d</text:span>ura parziali in totale implementiamo delle eccezioni all’interno del codice che definiscano un comportamento nel caso in cui l’input considerato non sia utilizzabile.</text:p>
      <text:p text:style-name="P4">Non sempre però le procedure parziali possono diventare totali ad esempio con una procedura che calcola la radice quadrata di reali positivi a reali.</text:p>
      <text:p text:style-name="P4"/>
      <text:p text:style-name="P13">La <text:span text:style-name="T3">differenza tra procedura e metodo</text:span> è che <text:span text:style-name="T66">la procedura</text:span> non dipende dallo stato della classe se ne ha uno. Quindi per controllare lo stato dell’oggetto usiamo un meto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45:56.010748255</meta:creation-date>
    <dc:date>2021-02-21T21:33:08.040139850</dc:date>
    <meta:editing-duration>PT6H5M45S</meta:editing-duration>
    <meta:editing-cycles>65</meta:editing-cycles>
    <meta:generator>LibreOffice/6.4.6.2$Linux_X86_64 LibreOffice_project/40$Build-2</meta:generator>
    <meta:document-statistic meta:table-count="0" meta:image-count="0" meta:object-count="0" meta:page-count="2" meta:paragraph-count="31" meta:word-count="697" meta:character-count="4506" meta:non-whitespace-character-count="3854"/>
  </office:meta>
</office:document-meta>
</file>